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Sheet Number</text:p>
          </table:table-cell>
          <table:table-cell office:value-type="string">
            <text:p>Bug Number</text:p>
          </table:table-cell>
          <table:table-cell/>
          <table:table-cell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-</text:p>
          </table:table-cell>
          <table:table-cell/>
          <table:table-cell office:value-type="string">
            <text:p>Contains summ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7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09-09T17:07:12</meta:creation-date>
    <dc:date>2011-09-09T17:10:02</dc:date>
    <dc:creator>Markus Mohrhard</dc:creator>
    <meta:editing-duration>PT2M55S</meta:editing-duration>
    <meta:editing-cycles>1</meta:editing-cycles>
    <meta:generator>LibreOffice/3.3$Unix LibreOffice_project/330m19$Build-8</meta:generator>
    <meta:document-statistic meta:table-count="1" meta:cell-count="9" meta:object-count="0"/>
  </office:meta>
</office:document-meta>
</file>